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51c" officeooo:paragraph-rsid="001a151c"/>
    </style:style>
    <style:style style:name="P2" style:family="paragraph" style:parent-style-name="Standard">
      <style:text-properties officeooo:rsid="001c3d3d" officeooo:paragraph-rsid="001c3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em.py = basically use it to clean the data scrape and to sort off store the data.</text:p>
      <text:p text:style-name="P1"/>
      <text:p text:style-name="P2">Middleware.py = basically do the request and response objects 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7T15:02:03.659755281</meta:creation-date>
    <dc:date>2021-05-27T15:15:50.688372607</dc:date>
    <meta:editing-duration>PT3M41S</meta:editing-duration>
    <meta:editing-cycles>2</meta:editing-cycles>
    <meta:generator>LibreOffice/7.1.3.2$Linux_X86_64 LibreOffice_project/47f78053abe362b9384784d31a6e56f8511eb1c1</meta:generator>
    <meta:document-statistic meta:table-count="0" meta:image-count="0" meta:object-count="0" meta:page-count="1" meta:paragraph-count="2" meta:word-count="27" meta:character-count="147" meta:non-whitespace-character-count="122"/>
  </office:meta>
</office:document-meta>
</file>